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Mono" fo:font-size="9pt" style:font-size-asian="9pt" style:font-size-complex="9pt"/>
    </style:style>
    <style:style style:name="P2" style:family="paragraph" style:parent-style-name="Preformatted_20_Text">
      <style:text-properties style:font-name="FreeMono" fo:font-size="9pt" officeooo:paragraph-rsid="0018b2fe" style:font-size-asian="9pt" style:font-size-complex="9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./categories/show.blade.php</text:p>
        <text:p text:style-name="P1">./categories/index.blade.php</text:p>
        <text:p text:style-name="P1">./_ds_nav_auth.blade.php</text:p>
        <text:p text:style-name="P1"/>
        <text:p text:style-name="P1">./home/home.blade.php</text:p>
        <text:p text:style-name="P1"/>
        <text:p text:style-name="P1">./posts/show.blade.php</text:p>
        <text:p text:style-name="P1">./posts/index.blade.php</text:p>
        <text:p text:style-name="P1"/>
        <text:p text:style-name="P1">./works/show.blade.php</text:p>
        <text:p text:style-name="P1">./works/index.blade.php</text:p>
        <text:p text:style-name="P1"/>
        <text:p text:style-name="P1">./_posts_header.blade.php</text:p>
        <text:p text:style-name="P1"/>
        <text:p text:style-name="P1">./author_posts.blade.php</text:p>
        <text:p text:style-name="P1"/>
        <text:p text:style-name="P1">./admin/categories/edit.blade.php</text:p>
        <text:p text:style-name="P1">./admin/categories/index.blade.php</text:p>
        <text:p text:style-name="P1">./admin/categories/create.blade.php</text:p>
        <text:p text:style-name="P1">./admin/posts/edit.blade.php</text:p>
        <text:p text:style-name="P1">./admin/posts/index.blade.php</text:p>
        <text:p text:style-name="P1">./admin/posts/create.blade.php</text:p>
        <text:p text:style-name="P1">./admin/works/sort.blade.php</text:p>
        <text:p text:style-name="P1">./admin/works/assign.blade.php</text:p>
        <text:p text:style-name="P1">./admin/works/edit.blade.php</text:p>
        <text:p text:style-name="P1">./admin/works/index.blade.php</text:p>
        <text:p text:style-name="P1">./admin/texts/sort.blade.php</text:p>
        <text:p text:style-name="P1">./admin/texts/assign.blade.php</text:p>
        <text:p text:style-name="P1">./admin/texts/edit.blade.php</text:p>
        <text:p text:style-name="P1">./admin/texts/index.blade.php</text:p>
        <text:p text:style-name="P1">./admin/texts/create.blade.php</text:p>
        <text:p text:style-name="P1"/>
        <text:p text:style-name="P1">./_ds_full_nav.blade.php</text:p>
        <text:p text:style-name="P1">./components/categories-grid.blade.php</text:p>
        <text:p text:style-name="P1">./components/works-grid.blade.php</text:p>
        <text:p text:style-name="P1">./components/dropdown-link.blade.php</text:p>
        <text:p text:style-name="P1">./components/layout.blade.php</text:p>
        <text:p text:style-name="P1">./components/texts-grid.blade.php</text:p>
        <text:p text:style-name="P1">./components/submit.blade.php</text:p>
        <text:p text:style-name="P1">./components/form/section.blade.php</text:p>
        <text:p text:style-name="P1">./components/form/submit.blade.php</text:p>
        <text:p text:style-name="P1">./components/form/field.blade.php</text:p>
        <text:p text:style-name="P1">./components/form/textarea.blade.php</text:p>
        <text:p text:style-name="P1">./components/form/file-upload.blade.php</text:p>
        <text:p text:style-name="P1">./components/form/label.blade.php</text:p>
        <text:p text:style-name="P1">./components/form/button-logout-link.blade.php</text:p>
        <text:p text:style-name="P1">./components/form/button.blade.php</text:p>
        <text:p text:style-name="P1">./components/form/input.blade.php</text:p>
        <text:p text:style-name="P1">./components/form/panel.blade.php</text:p>
        <text:p text:style-name="P1">./components/form/checkbox.blade.php</text:p>
        <text:p text:style-name="P1">./components/form/error.blade.php</text:p>
        <text:p text:style-name="P1">./components/form/cancel.blade.php</text:p>
        <text:p text:style-name="P1">./components/dropdown-item.blade.php</text:p>
        <text:p text:style-name="P1">./components/setting.blade.php</text:p>
        <text:p text:style-name="P1">./components/category-card.blade.php</text:p>
        <text:p text:style-name="P1">./components/category-dropdown.blade.php</text:p>
        <text:p text:style-name="P1">./components/work-card.blade.php</text:p>
        <text:p text:style-name="P1">./components/category-works-grid.blade.php</text:p>
        <text:p text:style-name="P1">./components/category-texts-grid.blade.php</text:p>
        <text:p text:style-name="P1">./components/text-card.blade.php</text:p>
        <text:p text:style-name="P1">./components/label.blade.php</text:p>
        <text:p text:style-name="P1">./components/posts-grid.blade.php</text:p>
        <text:p text:style-name="P1">./components/home-work-card.blade.php</text:p>
        <text:p text:style-name="P1">./components/button.blade.php</text:p>
        <text:p text:style-name="P1">./components/nav-link.blade.php</text:p>
        <text:p text:style-name="P1">./components/input.blade.php</text:p>
        <text:p text:style-name="P1">./components/panel.blade.php</text:p>
        <text:p text:style-name="P1">./components/responsive-nav-link.blade.php</text:p>
        <text:p text:style-name="P1">./components/auth-session-status.blade.php</text:p>
        <text:p text:style-name="P1">./components/post-card.blade.php</text:p>
        <text:p text:style-name="P1">./components/dropdown.blade.php</text:p>
        <text:p text:style-name="P1">./components/auth-card.blade.php</text:p>
        <text:p text:style-name="P1">./components/application-logo.blade.php</text:p>
        <text:p text:style-name="P1">./components/home-works-grid.blade.php</text:p>
        <text:p text:style-name="P1">./components/pagelinks.blade.php</text:p>
        <text:p text:style-name="P1">./components/home-text-card.blade.php</text:p>
        <text:p text:style-name="P1">./components/post-featured-card.blade.php</text:p>
        <text:p text:style-name="P1">./components/cancel.blade.php</text:p>
        <text:p text:style-name="P1">./components/home-texts-grid.blade.php</text:p>
        <text:p text:style-name="P2">./components/auth-validation-errors.blade.php</text:p>
        <text:p text:style-name="P1">./components/flash.blade.php</text:p>
        <text:p text:style-name="P1">./_footer_content.blade.php</text:p>
        <text:p text:style-name="P1">./register/create.blade.php</text:p>
        <text:p text:style-name="P1">./test-tailwind.blade.php</text:p>
        <text:p text:style-name="P1">./texts/show.blade.php</text:p>
        <text:p text:style-name="P1">./texts/index.blade.php</text:p>
        <text:p text:style-name="P1">./dashboard.blade.php</text:p>
        <text:p text:style-name="P1">./layouts/app.blade.php</text:p>
        <text:p text:style-name="P1">./layouts/guest.blade.php</text:p>
        <text:p text:style-name="P1">./layouts/navigation.blade.php</text:p>
        <text:p text:style-name="P1">./auth/forgot-password.blade.php</text:p>
        <text:p text:style-name="P1">./auth/reset-password.blade.php</text:p>
        <text:p text:style-name="P1">./auth/login.blade.php</text:p>
        <text:p text:style-name="P1">./auth/confirm-password.blade.php</text:p>
        <text:p text:style-name="P1">./auth/register.blade.php</text:p>
        <text:p text:style-name="P1">./auth/verify-email.blade.php</text:p>
        <text:p text:style-name="P1">./scratch.blade.php</text:p>
        <text:p text:style-name="P1">./sessions/create.blade.php</text:p>
        <text:p text:style-name="P1">./_ds_nav.blade.php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0T13:59:02.712641508</dc:date>
    <meta:editing-duration>PT1H10M2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92" meta:word-count="92" meta:character-count="2839" meta:non-whitespace-character-count="2839"/>
  </office:meta>
</office:document-meta>
</file>